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1dac"/>
    </style:style>
    <style:style style:name="T1" style:family="text">
      <style:text-properties officeooo:rsid="00001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fgabenverteilung: BIS Samstag 17</text:span></text:p>
      <text:p text:style-name="P1"><text:span text:style-name="T1"/></text:p>
      <text:p text:style-name="P1"><text:span text:style-name="T1">Die Zahlen sind die Überpunkte des Pflichtenheftes. Bitte bis zur Deadline aufgaben fertigstellen sodass wir es theoretisch abgeben können.</text:span></text:p>
      <text:p text:style-name="P1"><text:span text:style-name="T1"/></text:p>
      <text:p text:style-name="P1"><text:span text:style-name="T1">Phillip: Entwürfe erstellen (Punkt 12)</text:span></text:p>
      <text:p text:style-name="P1"><text:span text:style-name="T1">→ Startbildschirm</text:span></text:p>
      <text:p text:style-name="P1"><text:span text:style-name="T1">→ Vergleichsfenster</text:span></text:p>
      <text:p text:style-name="P1"><text:span text:style-name="T1">→ Hauptfenster (mehrere: Bundes-/ Landesansicht)</text:span></text:p>
      <text:p text:style-name="P1"><text:span text:style-name="T1"/></text:p>
      <text:p text:style-name="P1"><text:span text:style-name="T1">Anton: Funktionale Anforderungen</text:span></text:p>
      <text:p text:style-name="P1"><text:span text:style-name="T1"/></text:p>
      <text:p text:style-name="P1"><text:span text:style-name="T1">Manuel: 1,2,3,4</text:span></text:p>
      <text:p text:style-name="P1"><text:span text:style-name="T1"/></text:p>
      <text:p text:style-name="P1"><text:span text:style-name="T1">Nick: Testfälle und Szenarien</text:span></text:p>
      <text:p text:style-name="P1"><text:span text:style-name="T1"/></text:p>
      <text:p text:style-name="P1"><text:span text:style-name="T1"><text:s/>Simon: 11, 13, 14, 15, 16</text:span></text:p>
      <text:p text:style-name="P1"><text:span text:style-name="T1"/></text:p>
      <text:p text:style-name="P1"><text:span text:style-name="T1">Enes: 6,7,8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5:25:02.90</meta:creation-date>
    <dc:date>2013-11-14T15:38:33.83</dc:date>
    <meta:editing-duration>P0D</meta:editing-duration>
    <meta:editing-cycles>1</meta:editing-cycles>
    <meta:document-statistic meta:table-count="0" meta:image-count="0" meta:object-count="0" meta:page-count="1" meta:paragraph-count="11" meta:word-count="54" meta:character-count="408" meta:non-whitespace-character-count="364"/>
    <meta:generator>LibreOffice/4.0.1.2$Windows_x86 LibreOffice_project/84102822e3d61eb989ddd325abf1ac077904985</meta:generator>
  </office:meta>
</office:document-meta>
</file>